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athTest2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ropertyPreFilter.apply( JSONSerializer serializer , Object sour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Children( List &lt; Person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